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upture multiplpier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predicted dr</text:p>
          </table:table-cell>
          <table:table-cell office:value-type="string" calcext:value-type="string">
            <text:p>diff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793.44" calcext:value-type="float">
            <text:p>793,4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100*[.A5]/([.A5]+[.C5]*[.$D$1]+[.$D$2])" office:value-type="float" office:value="34.0030170049369" calcext:value-type="float">
            <text:p>34,0030170049369</text:p>
          </table:table-cell>
          <table:table-cell table:formula="of:=[.D5]-[.B5]" office:value-type="float" office:value="0.0030170049369147" calcext:value-type="float">
            <text:p>0,0030170049369147</text:p>
          </table:table-cell>
          <table:table-cell/>
          <table:table-cell table:style-name="ce1" table:formula="of:=SUM([.E5:.E40])" office:value-type="float" office:value="-0.848588629499989" calcext:value-type="float">
            <text:p>-0,848588629499989</text:p>
          </table:table-cell>
          <table:table-cell/>
        </table:table-row>
        <table:table-row table:style-name="ro1">
          <table:table-cell office:value-type="float" office:value="842.81" calcext:value-type="float">
            <text:p>842,8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100*[.A6]/([.A6]+[.C6]*[.$D$1]+[.$D$2])" office:value-type="float" office:value="35.370423995199" calcext:value-type="float">
            <text:p>35,370423995199</text:p>
          </table:table-cell>
          <table:table-cell table:formula="of:=[.D6]-[.B6]" office:value-type="float" office:value="-0.629576004801052" calcext:value-type="float">
            <text:p>-0,629576004801052</text:p>
          </table:table-cell>
          <table:table-cell/>
          <table:table-cell table:formula="of:=COUNT([.E5:.E40]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881.6" calcext:value-type="float">
            <text:p>881,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100*[.A7]/([.A7]+[.C7]*[.$D$1]+[.$D$2])" office:value-type="float" office:value="36.405682193591" calcext:value-type="float">
            <text:p>36,405682193591</text:p>
          </table:table-cell>
          <table:table-cell table:formula="of:=[.D7]-[.B7]" office:value-type="float" office:value="-0.594317806408988" calcext:value-type="float">
            <text:p>-0,594317806408988</text:p>
          </table:table-cell>
          <table:table-cell/>
          <table:table-cell table:formula="of:=[.G5]/[.G6]" office:value-type="float" office:value="-0.0249584891029409" calcext:value-type="float">
            <text:p>-0,0249584891029409</text:p>
          </table:table-cell>
          <table:table-cell/>
        </table:table-row>
        <table:table-row table:style-name="ro1">
          <table:table-cell office:value-type="float" office:value="989.62" calcext:value-type="float">
            <text:p>989,6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100*[.A8]/([.A8]+[.C8]*[.$D$1]+[.$D$2])" office:value-type="float" office:value="39.121290944885" calcext:value-type="float">
            <text:p>39,121290944885</text:p>
          </table:table-cell>
          <table:table-cell table:formula="of:=[.D8]-[.B8]" office:value-type="float" office:value="0.121290944885004" calcext:value-type="float">
            <text:p>0,121290944885004</text:p>
          </table:table-cell>
          <table:table-cell table:number-columns-repeated="3"/>
        </table:table-row>
        <table:table-row table:style-name="ro1">
          <table:table-cell office:value-type="float" office:value="1021.36" calcext:value-type="float">
            <text:p>1021,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100*[.A9]/([.A9]+[.C9]*[.$D$1]+[.$D$2])" office:value-type="float" office:value="39.8756910391355" calcext:value-type="float">
            <text:p>39,8756910391355</text:p>
          </table:table-cell>
          <table:table-cell table:formula="of:=[.D9]-[.B9]" office:value-type="float" office:value="-0.124308960864546" calcext:value-type="float">
            <text:p>-0,124308960864546</text:p>
          </table:table-cell>
          <table:table-cell table:number-columns-repeated="3"/>
        </table:table-row>
        <table:table-row table:style-name="ro1">
          <table:table-cell office:value-type="float" office:value="1603.21" calcext:value-type="float">
            <text:p>1603,21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100*[.A10]/([.A10]+[.C10]*[.$D$1]+[.$D$2])" office:value-type="float" office:value="51.0055007460526" calcext:value-type="float">
            <text:p>51,0055007460526</text:p>
          </table:table-cell>
          <table:table-cell table:formula="of:=[.D10]-[.B10]" office:value-type="float" office:value="0.0055007460526042" calcext:value-type="float">
            <text:p>0,0055007460526042</text:p>
          </table:table-cell>
          <table:table-cell table:number-columns-repeated="3"/>
        </table:table-row>
        <table:table-row table:style-name="ro1">
          <table:table-cell office:value-type="float" office:value="1627.9" calcext:value-type="float">
            <text:p>1627,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1]/([.A11]+[.C11]*[.$D$1]+[.$D$2])" office:value-type="float" office:value="51.3873543988131" calcext:value-type="float">
            <text:p>51,3873543988131</text:p>
          </table:table-cell>
          <table:table-cell table:formula="of:=[.D11]-[.B11]" office:value-type="float" office:value="-0.612645601186905" calcext:value-type="float">
            <text:p>-0,612645601186905</text:p>
          </table:table-cell>
          <table:table-cell table:number-columns-repeated="3"/>
        </table:table-row>
        <table:table-row table:style-name="ro1">
          <table:table-cell office:value-type="float" office:value="1663.5" calcext:value-type="float">
            <text:p>1663,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formula="of:=100*[.A12]/([.A12]+[.C12]*[.$D$1]+[.$D$2])" office:value-type="float" office:value="51.9275792102388" calcext:value-type="float">
            <text:p>51,9275792102388</text:p>
          </table:table-cell>
          <table:table-cell table:formula="of:=[.D12]-[.B12]" office:value-type="float" office:value="-0.0724207897611962" calcext:value-type="float">
            <text:p>-0,0724207897611962</text:p>
          </table:table-cell>
          <table:table-cell table:number-columns-repeated="3"/>
        </table:table-row>
        <table:table-row table:style-name="ro1">
          <table:table-cell office:value-type="float" office:value="1694.42" calcext:value-type="float">
            <text:p>1694,4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3]/([.A13]+[.C13]*[.$D$1]+[.$D$2])" office:value-type="float" office:value="52.3871358698005" calcext:value-type="float">
            <text:p>52,3871358698005</text:p>
          </table:table-cell>
          <table:table-cell table:formula="of:=[.D13]-[.B13]" office:value-type="float" office:value="-0.61286413019954" calcext:value-type="float">
            <text:p>-0,61286413019954</text:p>
          </table:table-cell>
          <table:table-cell table:number-columns-repeated="3"/>
        </table:table-row>
        <table:table-row table:style-name="ro1">
          <table:table-cell office:value-type="float" office:value="1715.57" calcext:value-type="float">
            <text:p>1715,5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formula="of:=100*[.A14]/([.A14]+[.C14]*[.$D$1]+[.$D$2])" office:value-type="float" office:value="52.6964556129956" calcext:value-type="float">
            <text:p>52,6964556129956</text:p>
          </table:table-cell>
          <table:table-cell table:formula="of:=[.D14]-[.B14]" office:value-type="float" office:value="-0.303544387004422" calcext:value-type="float">
            <text:p>-0,303544387004422</text:p>
          </table:table-cell>
          <table:table-cell table:number-columns-repeated="3"/>
        </table:table-row>
        <table:table-row table:style-name="ro1">
          <table:table-cell office:value-type="float" office:value="1777.71" calcext:value-type="float">
            <text:p>1777,71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formula="of:=100*[.A15]/([.A15]+[.C15]*[.$D$1]+[.$D$2])" office:value-type="float" office:value="53.5824409005006" calcext:value-type="float">
            <text:p>53,5824409005006</text:p>
          </table:table-cell>
          <table:table-cell table:formula="of:=[.D15]-[.B15]" office:value-type="float" office:value="-0.417559099499357" calcext:value-type="float">
            <text:p>-0,4175590994993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5.05" calcext:value-type="float">
            <text:p>675,0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formula="of:=100*[.A17]/([.A17]+[.C17]*[.$D$1]+[.$D$2])" office:value-type="float" office:value="19.425619775255" calcext:value-type="float">
            <text:p>19,425619775255</text:p>
          </table:table-cell>
          <table:table-cell table:formula="of:=[.D17]-[.B17]" office:value-type="float" office:value="0.425619775255033" calcext:value-type="float">
            <text:p>0,425619775255033</text:p>
          </table:table-cell>
          <table:table-cell table:number-columns-repeated="3"/>
        </table:table-row>
        <table:table-row table:style-name="ro1">
          <table:table-cell office:value-type="float" office:value="884.04" calcext:value-type="float">
            <text:p>884,04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formula="of:=100*[.A18]/([.A18]+[.C18]*[.$D$1]+[.$D$2])" office:value-type="float" office:value="23.9964821228868" calcext:value-type="float">
            <text:p>23,9964821228868</text:p>
          </table:table-cell>
          <table:table-cell table:formula="of:=[.D18]-[.B18]" office:value-type="float" office:value="-0.00351787711316831" calcext:value-type="float">
            <text:p>-0,0035178771131683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formula="of:=100*[.A19]/([.A19]+[.C19]*[.$D$1]+[.$D$2])" office:value-type="float" office:value="25.6110520722636" calcext:value-type="float">
            <text:p>25,6110520722636</text:p>
          </table:table-cell>
          <table:table-cell table:formula="of:=[.D19]-[.B19]" office:value-type="float" office:value="0.611052072263551" calcext:value-type="float">
            <text:p>0,611052072263551</text:p>
          </table:table-cell>
          <table:table-cell table:number-columns-repeated="3"/>
        </table:table-row>
        <table:table-row table:style-name="ro1">
          <table:table-cell office:value-type="float" office:value="1031.7" calcext:value-type="float">
            <text:p>1031,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table:formula="of:=100*[.A20]/([.A20]+[.C20]*[.$D$1]+[.$D$2])" office:value-type="float" office:value="26.9253855990814" calcext:value-type="float">
            <text:p>26,9253855990814</text:p>
          </table:table-cell>
          <table:table-cell table:formula="of:=[.D20]-[.B20]" office:value-type="float" office:value="-0.0746144009186516" calcext:value-type="float">
            <text:p>-0,0746144009186516</text:p>
          </table:table-cell>
          <table:table-cell table:number-columns-repeated="3"/>
        </table:table-row>
        <table:table-row table:style-name="ro1">
          <table:table-cell office:value-type="float" office:value="1083.12" calcext:value-type="float">
            <text:p>1083,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formula="of:=100*[.A21]/([.A21]+[.C21]*[.$D$1]+[.$D$2])" office:value-type="float" office:value="27.8930344671295" calcext:value-type="float">
            <text:p>27,8930344671295</text:p>
          </table:table-cell>
          <table:table-cell table:formula="of:=[.D21]-[.B21]" office:value-type="float" office:value="-0.106965532870479" calcext:value-type="float">
            <text:p>-0,106965532870479</text:p>
          </table:table-cell>
          <table:table-cell table:number-columns-repeated="3"/>
        </table:table-row>
        <table:table-row table:style-name="ro1">
          <table:table-cell office:value-type="float" office:value="1153.61" calcext:value-type="float">
            <text:p>1153,6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100*[.A22]/([.A22]+[.C22]*[.$D$1]+[.$D$2])" office:value-type="float" office:value="29.1786493862571" calcext:value-type="float">
            <text:p>29,1786493862571</text:p>
          </table:table-cell>
          <table:table-cell table:formula="of:=[.D22]-[.B22]" office:value-type="float" office:value="0.178649386257117" calcext:value-type="float">
            <text:p>0,178649386257117</text:p>
          </table:table-cell>
          <table:table-cell table:number-columns-repeated="3"/>
        </table:table-row>
        <table:table-row table:style-name="ro1">
          <table:table-cell office:value-type="float" office:value="1244.84" calcext:value-type="float">
            <text:p>1244,84</text:p>
          </table:table-cell>
          <table:table-cell office:value-type="float" office:value="31" calcext:value-type="float">
            <text:p>31</text:p>
          </table:table-cell>
          <table:table-cell office:value-type="float" office:value="85" calcext:value-type="float">
            <text:p>85</text:p>
          </table:table-cell>
          <table:table-cell table:formula="of:=100*[.A23]/([.A23]+[.C23]*[.$D$1]+[.$D$2])" office:value-type="float" office:value="30.7760010284708" calcext:value-type="float">
            <text:p>30,7760010284708</text:p>
          </table:table-cell>
          <table:table-cell table:formula="of:=[.D23]-[.B23]" office:value-type="float" office:value="-0.223998971529163" calcext:value-type="float">
            <text:p>-0,223998971529163</text:p>
          </table:table-cell>
          <table:table-cell table:number-columns-repeated="3"/>
        </table:table-row>
        <table:table-row table:style-name="ro1">
          <table:table-cell office:value-type="float" office:value="1327.58" calcext:value-type="float">
            <text:p>1327,58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formula="of:=100*[.A24]/([.A24]+[.C24]*[.$D$1]+[.$D$2])" office:value-type="float" office:value="32.1636406804956" calcext:value-type="float">
            <text:p>32,1636406804956</text:p>
          </table:table-cell>
          <table:table-cell table:formula="of:=[.D24]-[.B24]" office:value-type="float" office:value="0.163640680495597" calcext:value-type="float">
            <text:p>0,163640680495597</text:p>
          </table:table-cell>
          <table:table-cell table:number-columns-repeated="3"/>
        </table:table-row>
        <table:table-row table:style-name="ro1">
          <table:table-cell office:value-type="float" office:value="1549.96" calcext:value-type="float">
            <text:p>1549,96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table:formula="of:=100*[.A25]/([.A25]+[.C25]*[.$D$1]+[.$D$2])" office:value-type="float" office:value="35.6315920146392" calcext:value-type="float">
            <text:p>35,6315920146392</text:p>
          </table:table-cell>
          <table:table-cell table:formula="of:=[.D25]-[.B25]" office:value-type="float" office:value="-0.368407985360783" calcext:value-type="float">
            <text:p>-0,368407985360783</text:p>
          </table:table-cell>
          <table:table-cell table:number-columns-repeated="3"/>
        </table:table-row>
        <table:table-row table:style-name="ro1">
          <table:table-cell office:value-type="float" office:value="1740.92" calcext:value-type="float">
            <text:p>1740,92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formula="of:=100*[.A26]/([.A26]+[.C26]*[.$D$1]+[.$D$2])" office:value-type="float" office:value="38.3384864741066" calcext:value-type="float">
            <text:p>38,3384864741066</text:p>
          </table:table-cell>
          <table:table-cell table:formula="of:=[.D26]-[.B26]" office:value-type="float" office:value="0.338486474106567" calcext:value-type="float">
            <text:p>0,338486474106567</text:p>
          </table:table-cell>
          <table:table-cell table:number-columns-repeated="3"/>
        </table:table-row>
        <table:table-row table:style-name="ro1">
          <table:table-cell office:value-type="float" office:value="3048.68" calcext:value-type="float">
            <text:p>3048,68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formula="of:=100*[.A27]/([.A27]+[.C27]*[.$D$1]+[.$D$2])" office:value-type="float" office:value="52.1259497869605" calcext:value-type="float">
            <text:p>52,1259497869605</text:p>
          </table:table-cell>
          <table:table-cell table:formula="of:=[.D27]-[.B27]" office:value-type="float" office:value="0.125949786960476" calcext:value-type="float">
            <text:p>0,12594978696047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table:formula="of:=100*[.A29]/([.A29]+[.C29]*[.$D$1]+[.$D$2])" office:value-type="float" office:value="38.339222614841" calcext:value-type="float">
            <text:p>38,339222614841</text:p>
          </table:table-cell>
          <table:table-cell table:formula="of:=[.D29]-[.B29]" office:value-type="float" office:value="0.339222614840992" calcext:value-type="float">
            <text:p>0,339222614840992</text:p>
          </table:table-cell>
          <table:table-cell table:number-columns-repeated="3"/>
        </table:table-row>
        <table:table-row table:style-name="ro1">
          <table:table-cell office:value-type="float" office:value="2380.77" calcext:value-type="float">
            <text:p>2380,77</text:p>
          </table:table-cell>
          <table:table-cell office:value-type="float" office:value="40" calcext:value-type="float">
            <text:p>40</text:p>
          </table:table-cell>
          <table:table-cell office:value-type="float" office:value="108" calcext:value-type="float">
            <text:p>108</text:p>
          </table:table-cell>
          <table:table-cell table:formula="of:=100*[.A30]/([.A30]+[.C30]*[.$D$1]+[.$D$2])" office:value-type="float" office:value="40.5529427996668" calcext:value-type="float">
            <text:p>40,5529427996668</text:p>
          </table:table-cell>
          <table:table-cell table:formula="of:=[.D30]-[.B30]" office:value-type="float" office:value="0.552942799666823" calcext:value-type="float">
            <text:p>0,552942799666823</text:p>
          </table:table-cell>
          <table:table-cell table:number-columns-repeated="3"/>
        </table:table-row>
        <table:table-row table:style-name="ro1">
          <table:table-cell office:value-type="float" office:value="2497.73" calcext:value-type="float">
            <text:p>2497,73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100*[.A31]/([.A31]+[.C31]*[.$D$1]+[.$D$2])" office:value-type="float" office:value="41.7141387470711" calcext:value-type="float">
            <text:p>41,7141387470711</text:p>
          </table:table-cell>
          <table:table-cell table:formula="of:=[.D31]-[.B31]" office:value-type="float" office:value="-0.285861252928903" calcext:value-type="float">
            <text:p>-0,285861252928903</text:p>
          </table:table-cell>
          <table:table-cell table:number-columns-repeated="3"/>
        </table:table-row>
        <table:table-row table:style-name="ro1">
          <table:table-cell office:value-type="float" office:value="2637.42" calcext:value-type="float">
            <text:p>2637,42</text:p>
          </table:table-cell>
          <table:table-cell office:value-type="float" office:value="43" calcext:value-type="float">
            <text:p>43</text:p>
          </table:table-cell>
          <table:table-cell office:value-type="float" office:value="108" calcext:value-type="float">
            <text:p>108</text:p>
          </table:table-cell>
          <table:table-cell table:formula="of:=100*[.A32]/([.A32]+[.C32]*[.$D$1]+[.$D$2])" office:value-type="float" office:value="43.0429120249632" calcext:value-type="float">
            <text:p>43,0429120249632</text:p>
          </table:table-cell>
          <table:table-cell table:formula="of:=[.D32]-[.B32]" office:value-type="float" office:value="0.0429120249632007" calcext:value-type="float">
            <text:p>0,0429120249632007</text:p>
          </table:table-cell>
          <table:table-cell table:number-columns-repeated="3"/>
        </table:table-row>
        <table:table-row table:style-name="ro1">
          <table:table-cell office:value-type="float" office:value="2930.99" calcext:value-type="float">
            <text:p>2930,99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table:formula="of:=100*[.A33]/([.A33]+[.C33]*[.$D$1]+[.$D$2])" office:value-type="float" office:value="45.6470108192039" calcext:value-type="float">
            <text:p>45,6470108192039</text:p>
          </table:table-cell>
          <table:table-cell table:formula="of:=[.D33]-[.B33]" office:value-type="float" office:value="-0.352989180796108" calcext:value-type="float">
            <text:p>-0,352989180796108</text:p>
          </table:table-cell>
          <table:table-cell table:number-columns-repeated="3"/>
        </table:table-row>
        <table:table-row table:style-name="ro1">
          <table:table-cell office:value-type="float" office:value="3068.65" calcext:value-type="float">
            <text:p>3068,65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table:formula="of:=100*[.A34]/([.A34]+[.C34]*[.$D$1]+[.$D$2])" office:value-type="float" office:value="46.7878298125376" calcext:value-type="float">
            <text:p>46,7878298125376</text:p>
          </table:table-cell>
          <table:table-cell table:formula="of:=[.D34]-[.B34]" office:value-type="float" office:value="-0.212170187462355" calcext:value-type="float">
            <text:p>-0,212170187462355</text:p>
          </table:table-cell>
          <table:table-cell table:number-columns-repeated="3"/>
        </table:table-row>
        <table:table-row table:style-name="ro1">
          <table:table-cell office:value-type="float" office:value="3280.53" calcext:value-type="float">
            <text:p>3280,53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table:formula="of:=100*[.A35]/([.A35]+[.C35]*[.$D$1]+[.$D$2])" office:value-type="float" office:value="48.4530753131586" calcext:value-type="float">
            <text:p>48,4530753131586</text:p>
          </table:table-cell>
          <table:table-cell table:formula="of:=[.D35]-[.B35]" office:value-type="float" office:value="0.453075313158642" calcext:value-type="float">
            <text:p>0,453075313158642</text:p>
          </table:table-cell>
          <table:table-cell table:number-columns-repeated="3"/>
        </table:table-row>
        <table:table-row table:style-name="ro1">
          <table:table-cell office:value-type="float" office:value="3334.84" calcext:value-type="float">
            <text:p>3334,84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table:formula="of:=100*[.A36]/([.A36]+[.C36]*[.$D$1]+[.$D$2])" office:value-type="float" office:value="48.8632700546826" calcext:value-type="float">
            <text:p>48,8632700546826</text:p>
          </table:table-cell>
          <table:table-cell table:formula="of:=[.D36]-[.B36]" office:value-type="float" office:value="-0.136729945317398" calcext:value-type="float">
            <text:p>-0,136729945317398</text:p>
          </table:table-cell>
          <table:table-cell table:number-columns-repeated="3"/>
        </table:table-row>
        <table:table-row table:style-name="ro1">
          <table:table-cell office:value-type="float" office:value="3409.93" calcext:value-type="float">
            <text:p>3409,93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table:formula="of:=100*[.A37]/([.A37]+[.C37]*[.$D$1]+[.$D$2])" office:value-type="float" office:value="49.4197767223725" calcext:value-type="float">
            <text:p>49,4197767223725</text:p>
          </table:table-cell>
          <table:table-cell table:formula="of:=[.D37]-[.B37]" office:value-type="float" office:value="0.419776722372546" calcext:value-type="float">
            <text:p>0,419776722372546</text:p>
          </table:table-cell>
          <table:table-cell table:number-columns-repeated="3"/>
        </table:table-row>
        <table:table-row table:style-name="ro1">
          <table:table-cell office:value-type="float" office:value="3522.56" calcext:value-type="float">
            <text:p>3522,56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formula="of:=100*[.A38]/([.A38]+[.C38]*[.$D$1]+[.$D$2])" office:value-type="float" office:value="50.2321548763932" calcext:value-type="float">
            <text:p>50,2321548763932</text:p>
          </table:table-cell>
          <table:table-cell table:formula="of:=[.D38]-[.B38]" office:value-type="float" office:value="0.232154876393217" calcext:value-type="float">
            <text:p>0,232154876393217</text:p>
          </table:table-cell>
          <table:table-cell table:number-columns-repeated="3"/>
        </table:table-row>
        <table:table-row table:style-name="ro1">
          <table:table-cell office:value-type="float" office:value="3870.73" calcext:value-type="float">
            <text:p>3870,73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table:formula="of:=100*[.A39]/([.A39]+[.C39]*[.$D$1]+[.$D$2])" office:value-type="float" office:value="52.5862244641496" calcext:value-type="float">
            <text:p>52,5862244641496</text:p>
          </table:table-cell>
          <table:table-cell table:formula="of:=[.D39]-[.B39]" office:value-type="float" office:value="0.586224464149616" calcext:value-type="float">
            <text:p>0,586224464149616</text:p>
          </table:table-cell>
          <table:table-cell table:number-columns-repeated="3"/>
        </table:table-row>
        <table:table-row table:style-name="ro1">
          <table:table-cell office:value-type="float" office:value="4211.54" calcext:value-type="float">
            <text:p>4211,54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table:formula="of:=100*[.A40]/([.A40]+[.C40]*[.$D$1]+[.$D$2])" office:value-type="float" office:value="54.6843877977651" calcext:value-type="float">
            <text:p>54,6843877977651</text:p>
          </table:table-cell>
          <table:table-cell table:formula="of:=[.D40]-[.B40]" office:value-type="float" office:value="-0.315612202234874" calcext:value-type="float">
            <text:p>-0,3156122022348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.00.0000</text:date>, <text:time style:data-style-name="N2" text:time-value="17:03:46.6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01:14.636000000</meta:creation-date>
    <dc:date>2024-09-22T19:09:42.616000000</dc:date>
    <meta:editing-duration>PT2H38M1S</meta:editing-duration>
    <meta:editing-cycles>6</meta:editing-cycles>
    <meta:generator>LibreOffice/24.2.2.2$Windows_X86_64 LibreOffice_project/d56cc158d8a96260b836f100ef4b4ef25d6f1a01</meta:generator>
    <meta:document-statistic meta:table-count="1" meta:cell-count="182" meta:object-count="0"/>
  </office:meta>
</office:document-meta>
</file>